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ypeUsage.printCardinality( boolean isFin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TypeUsage.printOrdered( short order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TypeUsage.querySimpleType( XSSimpleType simple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impleTypeUsage.SimpleType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Usage.printFinal( short final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mpleTypeUsage.validateString( String content , XSSimpleType simpl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TypeUsage.getValid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TypeUsage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TypeUsage.printFacets( short facet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impleTypeUsage.printVariety( short varie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TypeUsage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